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9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2.062cm" fo:margin-right="0cm" fo:line-height="100%" fo:text-align="center" fo:text-indent="-2.062cm"/>
    </style:style>
    <style:style style:name="P2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style:font-name="Segoe UI Semibol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2.062cm" fo:margin-right="0cm" fo:line-height="100%" fo:text-align="center" fo:text-indent="-2.062cm"/>
      <style:text-properties style:font-name="Liberation Sans Narrow" fo:font-size="38pt" style:font-size-asian="38pt" style:font-size-complex="38pt"/>
    </style:style>
    <style:style style:name="P5" style:family="paragraph">
      <style:paragraph-properties fo:margin-left="2.011cm" fo:margin-right="0cm" fo:line-height="100%" fo:text-align="center" fo:text-indent="-1.693cm"/>
      <style:text-properties style:font-name="Liberation Sans Narrow" fo:font-size="38pt" style:font-size-asian="38pt" style:font-size-complex="38pt"/>
    </style:style>
    <style:style style:name="P6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000000" style:font-name="Liberation Sans Narrow" fo:font-size="38pt" fo:text-shadow="none" fo:font-weight="normal" style:font-size-asian="38pt" style:font-weight-asian="normal" style:font-size-complex="38pt" style:font-weight-complex="normal"/>
    </style:style>
    <style:style style:name="P7" style:family="paragraph">
      <style:paragraph-properties fo:margin-left="2.062cm" fo:margin-right="0cm" fo:line-height="100%" fo:text-align="center" fo:text-indent="-2.062cm"/>
      <style:text-properties fo:font-size="38pt" style:font-size-asian="38pt" style:font-size-complex="38pt"/>
    </style:style>
    <style:style style:name="P8" style:family="paragraph">
      <style:paragraph-properties fo:margin-left="2.011cm" fo:margin-right="0cm" fo:line-height="100%" fo:text-align="center" fo:text-indent="-1.693cm"/>
      <style:text-properties fo:font-size="38pt" style:font-size-asian="38pt" style:font-size-complex="38pt"/>
    </style:style>
    <style:style style:name="P9" style:family="paragraph">
      <loext:graphic-properties draw:fill="none" draw:fill-color="#ffffff"/>
      <style:paragraph-properties fo:margin-left="2.062cm" fo:margin-right="0cm" fo:line-height="100%" fo:text-align="center" fo:text-indent="-2.062cm"/>
      <style:text-properties fo:color="#ffffff" style:font-name="Segoe UI1" fo:font-size="38pt" fo:text-shadow="1pt 1pt" fo:font-weight="normal" style:font-size-asian="38pt" style:font-weight-asian="normal" style:font-size-complex="38pt" style:font-weight-complex="normal"/>
    </style:style>
    <style:style style:name="P10" style:family="paragraph">
      <style:paragraph-properties fo:margin-left="0cm" fo:margin-right="0cm" fo:line-height="100%" fo:text-align="center" fo:text-indent="0cm"/>
      <style:text-properties fo:font-size="38pt" style:font-size-asian="38pt" style:font-size-complex="38pt"/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Segoe UI1" fo:font-size="38pt" fo:text-shadow="1pt 1pt" fo:font-weight="normal" style:font-size-asian="38pt" style:font-weight-asian="normal" style:font-size-complex="38pt" style:font-weight-complex="normal"/>
    </style:style>
    <style:style style:name="P12" style:family="paragraph">
      <style:paragraph-properties fo:margin-left="0cm" fo:margin-right="0cm" fo:text-align="center" fo:text-indent="0cm"/>
      <style:text-properties fo:font-size="38pt" style:font-size-asian="38pt" style:font-size-complex="38pt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margin-left="0cm" fo:margin-right="0cm" fo:line-height="100%" fo:text-indent="0cm"/>
      <style:text-properties fo:color="#ffffff" fo:font-size="24pt" fo:text-shadow="1pt 1pt" fo:font-weight="bold" style:font-size-asian="32pt" style:font-weight-asian="bold" style:font-size-complex="32pt" style:font-weight-complex="bold"/>
    </style:style>
    <style:style style:name="P17" style:family="paragraph">
      <loext:graphic-properties draw:fill="none" draw:fill-color="#ffffff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T4" style:family="text">
      <style:text-properties fo:color="#ffffff" fo:font-size="32pt" fo:text-shadow="1pt 1pt" fo:font-weight="bold" style:font-size-asian="32pt" style:font-weight-asian="bold" style:font-size-complex="32pt" style:font-weight-complex="bold"/>
    </style:style>
    <style:style style:name="T5" style:family="text">
      <style:text-properties fo:color="#ffffff" fo:font-size="15pt" fo:text-shadow="1pt 1pt" fo:font-weight="bold" style:font-size-asian="15pt" style:font-weight-asian="bold" style:font-size-complex="15pt" style:font-weight-complex="bold"/>
    </style:style>
    <style:style style:name="T6" style:family="text">
      <style:text-properties fo:color="#000000" style:font-name="Liberation Sans Narrow" fo:font-size="20pt" fo:text-shadow="none" fo:font-weight="normal" style:font-size-asian="20pt" style:font-weight-asian="normal" style:font-size-complex="20pt" style:font-weight-complex="normal"/>
    </style:style>
    <style:style style:name="T7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302cm" svg:x="1.27cm" svg:y="0.508cm">
          <draw:text-box>
            <text:p text:style-name="P1"><text:span text:style-name="T1">HYMN #831</text:span></text:p>
            <text:p text:style-name="P1"><text:span text:style-name="T2">"How Shall They Hear," Who Have Not Heard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6" draw:layer="layout" svg:width="24.892cm" svg:height="6.415cm" svg:x="1.778cm" svg:y="0.599cm">
          <draw:text-box>
            <text:p text:style-name="P4"><text:span text:style-name="T3">1. “How shall they hear,” who have not heard</text:span></text:p>
            <text:p text:style-name="P4"><text:span text:style-name="T3">News of a Lord who loved and came;</text:span></text:p>
            <text:p text:style-name="P4"><text:span text:style-name="T3">Nor known His reconciling word,</text:span></text:p>
            <text:p text:style-name="P5"><text:span text:style-name="T3">Nor learned to trust a Savior’s nam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9" draw:layer="layout" svg:width="24.892cm" svg:height="6.415cm" svg:x="1.484cm" svg:y="0.508cm">
          <draw:text-box>
            <text:p text:style-name="P7"><text:span text:style-name="T3">2. “To all the world,” to ev’ry place,</text:span></text:p>
            <text:p text:style-name="P7"><text:span text:style-name="T3">Neighbors and friends and far-off lands,</text:span></text:p>
            <text:p text:style-name="P7"><text:span text:style-name="T3">Preach the good news of saving grace;</text:span></text:p>
            <text:p text:style-name="P8"><text:span text:style-name="T3">Go while the great commission stan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11" draw:layer="layout" svg:width="24.892cm" svg:height="6.649cm" svg:x="1.463cm" svg:y="0.58cm">
          <draw:text-box>
            <text:p text:style-name="P10"><text:span text:style-name="T3">3. “Whom shall I send?” Who hears the call,</text:span><text:span text:style-name="T3"><text:line-break/></text:span><text:span text:style-name="T3">Constant in prayer, through toil and pain,</text:span><text:span text:style-name="T3"><text:line-break/></text:span><text:span text:style-name="T3">Telling of One who died for all,</text:span><text:span text:style-name="T3"><text:line-break/></text:span><text:span text:style-name="T3">To bring a lost world home agai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11" draw:layer="layout" svg:width="24.892cm" svg:height="6.415cm" svg:x="1.524cm" svg:y="0.616cm">
          <draw:text-box>
            <text:p text:style-name="P12"><text:span text:style-name="T3">4. “Lord, here am I:” Your fire impart</text:span><text:span text:style-name="T3"><text:line-break/></text:span><text:span text:style-name="T3">To this poor cold self-centered soul;</text:span><text:span text:style-name="T3"><text:line-break/></text:span><text:span text:style-name="T3">Touch but my lips, my hands, my heart,</text:span><text:span text:style-name="T3"><text:line-break/></text:span><text:span text:style-name="T3">And make a world for Christ my goa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7" draw:text-style-name="P16" draw:layer="layout" svg:width="24.892cm" svg:height="14.561cm" svg:x="1.27cm" svg:y="0.508cm">
          <draw:text-box>
            <text:p text:style-name="P13"><text:span text:style-name="T3">5. Spirit of love, within us move:</text:span><text:span text:style-name="T3"><text:line-break/></text:span><text:span text:style-name="T3">Spirit of truth, in pow’r come down!</text:span><text:span text:style-name="T3"><text:line-break/></text:span><text:span text:style-name="T3">So shall they hear and find and prove</text:span><text:span text:style-name="T3"><text:line-break/></text:span><text:span text:style-name="T3">Christ is their life, their joy, their crown.</text:span></text:p>
            <text:p text:style-name="P14"><text:span text:style-name="T4"><text:line-break/></text:span><text:span text:style-name="T4"/></text:p>
            <text:p text:style-name="P14"><text:span text:style-name="T5"/></text:p>
            <text:p text:style-name="P15"><text:span text:style-name="T5"><text:s text:c="4"/></text:span><text:span text:style-name="T6"><text:s text:c="2"/></text:span><text:span text:style-name="T7">© 1984 Hope Publishing Co. </text:span></text:p>
            <text:p text:style-name="P15"><text:span text:style-name="T7"><text:s text:c="6"/></text:span><text:span text:style-name="T7">Used by permission: </text:span></text:p>
            <text:p text:style-name="P15"><text:span text:style-name="T7"><text:s text:c="6"/></text:span><text:span text:style-name="T7">LSB Hymn License </text:span></text:p>
            <text:p text:style-name="P15"><text:span text:style-name="T7"><text:s text:c="6"/></text:span><text:span text:style-name="T7">.NET, no. 100011038.</text:span></text:p>
            <text:p><text:span text:style-name="T4"><text:s text:c="4"/></text:span></text:p>
          </draw:text-box>
        </draw:frame>
        <draw:frame draw:style-name="gr8" draw:text-style-name="P17" draw:layer="layout" svg:width="0.502cm" svg:height="1.204cm" svg:x="-1.016cm" svg:y="1.714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1T09:46:50.25</meta:creation-date>
    <dc:date>2019-02-06T09:07:57.134000000</dc:date>
    <meta:editing-duration>PT37M17S</meta:editing-duration>
    <meta:editing-cycles>10</meta:editing-cycles>
    <meta:generator>LibreOffice/6.1.3.2$Windows_X86_64 LibreOffice_project/86daf60bf00efa86ad547e59e09d6bb77c699acb</meta:generator>
    <meta:document-statistic meta:object-count="112"/>
  </office:meta>
</office:document-meta>
</file>